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2">
      <style:text-properties fo:font-size="12pt" style:font-size-asian="12pt" style:font-size-complex="12pt"/>
    </style:style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2.48708333333333cm" style:use-optimal-column-width="true"/>
    </style:style>
    <style:style style:name="co4" style:family="table-column">
      <style:table-column-properties fo:break-before="auto" style:column-width="3.36020833333333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91583333333333cm" style:use-optimal-column-width="true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4.841875cm" style:use-optimal-column-width="true"/>
    </style:style>
    <style:style style:name="co9" style:family="table-column">
      <style:table-column-properties fo:break-before="auto" style:column-width="3.14854166666667cm" style:use-optimal-column-width="true"/>
    </style:style>
    <style:style style:name="co10" style:family="table-column">
      <style:table-column-properties fo:break-before="auto" style:column-width="3.81cm" style:use-optimal-column-width="true"/>
    </style:style>
    <style:style style:name="co11" style:family="table-column">
      <style:table-column-properties fo:break-before="auto" style:column-width="4.47145833333333cm" style:use-optimal-column-width="true"/>
    </style:style>
    <style:style style:name="co12" style:family="table-column">
      <style:table-column-properties fo:break-before="auto" style:column-width="4.312708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6372" table:default-cell-style-name="ce2"/>
        <table:table-row table:style-name="ro1">
          <table:table-cell office:value-type="string" table:style-name="ce1">
            <text:p>Employee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Salary (£)</text:p>
          </table:table-cell>
          <table:table-cell office:value-type="string" table:style-name="ce1">
            <text:p>Years with Company</text:p>
          </table:table-cell>
          <table:table-cell office:value-type="string" table:style-name="ce1">
            <text:p>Performance Rating</text:p>
          </table:table-cell>
          <table:table-cell office:value-type="string" table:style-name="ce1">
            <text:p>Last Training Completed</text:p>
          </table:table-cell>
          <table:table-cell office:value-type="string" table:style-name="ce1">
            <text:p>Training Cost (£)</text:p>
          </table:table-cell>
          <table:table-cell office:value-type="string" table:style-name="ce1">
            <text:p>Training Category</text:p>
          </table:table-cell>
          <table:table-cell office:value-type="string" table:style-name="ce1">
            <text:p>Total Compensation (£)</text:p>
          </table:table-cell>
          <table:table-cell office:value-type="string" table:style-name="ce1">
            <text:p>Performance Categ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1</text:p>
          </table:table-cell>
          <table:table-cell office:value-type="string" table:style-name="ce2">
            <text:p>Employee 1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Devops Engineer</text:p>
          </table:table-cell>
          <table:table-cell office:value-type="float" office:value="30000" table:style-name="ce3">
            <text:p>30000.0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2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2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30500" table:formula="of:=[.E2]+[.I2]" table:style-name="ce2">
            <text:p>30500</text:p>
          </table:table-cell>
          <table:table-cell office:value-type="string" office:string-value="Needs Improvement" table:formula="of:=IF([.G2]&gt;=4;&quot;Higher Performer&quot;;IF([.G2]=3;&quot;Satisfactory&quot;;IF([.G2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2</text:p>
          </table:table-cell>
          <table:table-cell office:value-type="string" table:style-name="ce2">
            <text:p>Employee 2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Recruiter</text:p>
          </table:table-cell>
          <table:table-cell office:value-type="float" office:value="45000" table:style-name="ce3">
            <text:p>45000.0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3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3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46000" table:formula="of:=[.E3]+[.I3]" table:style-name="ce2">
            <text:p>46000</text:p>
          </table:table-cell>
          <table:table-cell office:value-type="string" office:string-value="Higher Performer" table:formula="of:=IF([.G3]&gt;=4;&quot;Higher Performer&quot;;IF([.G3]=3;&quot;Satisfactory&quot;;IF([.G3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3</text:p>
          </table:table-cell>
          <table:table-cell office:value-type="string" table:style-name="ce2">
            <text:p>Employee 3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Software Engineer</text:p>
          </table:table-cell>
          <table:table-cell office:value-type="float" office:value="45000" table:style-name="ce3">
            <text:p>45000.00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4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4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5600" table:formula="of:=[.E4]+[.I4]" table:style-name="ce2">
            <text:p>45600</text:p>
          </table:table-cell>
          <table:table-cell office:value-type="string" office:string-value="Needs Improvement" table:formula="of:=IF([.G4]&gt;=4;&quot;Higher Performer&quot;;IF([.G4]=3;&quot;Satisfactory&quot;;IF([.G4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4</text:p>
          </table:table-cell>
          <table:table-cell office:value-type="string" table:style-name="ce2">
            <text:p>Employee 4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Analyst</text:p>
          </table:table-cell>
          <table:table-cell office:value-type="float" office:value="50000" table:style-name="ce3">
            <text:p>50000.0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5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5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50500" table:formula="of:=[.E5]+[.I5]" table:style-name="ce2">
            <text:p>50500</text:p>
          </table:table-cell>
          <table:table-cell office:value-type="string" office:string-value="Satisfactory" table:formula="of:=IF([.G5]&gt;=4;&quot;Higher Performer&quot;;IF([.G5]=3;&quot;Satisfactory&quot;;IF([.G5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5</text:p>
          </table:table-cell>
          <table:table-cell office:value-type="string" table:style-name="ce2">
            <text:p>Employee 5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Financial Analyst</text:p>
          </table:table-cell>
          <table:table-cell office:value-type="float" office:value="35000" table:style-name="ce3">
            <text:p>35000.00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6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6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35600" table:formula="of:=[.E6]+[.I6]" table:style-name="ce2">
            <text:p>35600</text:p>
          </table:table-cell>
          <table:table-cell office:value-type="string" office:string-value="Higher Performer" table:formula="of:=IF([.G6]&gt;=4;&quot;Higher Performer&quot;;IF([.G6]=3;&quot;Satisfactory&quot;;IF([.G6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7</text:p>
          </table:table-cell>
          <table:table-cell office:value-type="string" table:style-name="ce2">
            <text:p>Employee 7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Seo Specialist</text:p>
          </table:table-cell>
          <table:table-cell office:value-type="float" office:value="25000" table:style-name="ce3">
            <text:p>25000.0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7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7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26000" table:formula="of:=[.E7]+[.I7]" table:style-name="ce2">
            <text:p>26000</text:p>
          </table:table-cell>
          <table:table-cell office:value-type="string" office:string-value="Needs Improvement" table:formula="of:=IF([.G7]&gt;=4;&quot;Higher Performer&quot;;IF([.G7]=3;&quot;Satisfactory&quot;;IF([.G7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8</text:p>
          </table:table-cell>
          <table:table-cell office:value-type="string" table:style-name="ce2">
            <text:p>Employee 8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Devops Engineer</text:p>
          </table:table-cell>
          <table:table-cell office:value-type="float" office:value="50000" table:style-name="ce3">
            <text:p>50000.00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8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8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50500" table:formula="of:=[.E8]+[.I8]" table:style-name="ce2">
            <text:p>50500</text:p>
          </table:table-cell>
          <table:table-cell office:value-type="string" office:string-value="Higher Performer" table:formula="of:=IF([.G8]&gt;=4;&quot;Higher Performer&quot;;IF([.G8]=3;&quot;Satisfactory&quot;;IF([.G8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09</text:p>
          </table:table-cell>
          <table:table-cell office:value-type="string" table:style-name="ce2">
            <text:p>Employee 9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Technician</text:p>
          </table:table-cell>
          <table:table-cell office:value-type="float" office:value="40000" table:style-name="ce3">
            <text:p>40000.0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eam Building</text:p>
          </table:table-cell>
          <table:table-cell office:value-type="float" office:value="700" table:formula="of:=VLOOKUP([.H9];['file:///C:/Users/raygr/Downloads/Employee%20and%20Training%20Performance.xlsx'#Training_Programme_Data.$B:.$E];3;FALSE)" table:style-name="ce2">
            <text:p>700</text:p>
          </table:table-cell>
          <table:table-cell office:value-type="string" office:string-value="Teamwork" table:formula="of:=VLOOKUP([.H9];['file:///C:/Users/raygr/Downloads/Employee%20and%20Training%20Performance.xlsx'#Training_Programme_Data.$B:.$E];2;FALSE)" table:style-name="ce2">
            <text:p>Teamwork</text:p>
          </table:table-cell>
          <table:table-cell office:value-type="float" office:value="40700" table:formula="of:=[.E9]+[.I9]" table:style-name="ce2">
            <text:p>40700</text:p>
          </table:table-cell>
          <table:table-cell office:value-type="string" office:string-value="Satisfactory" table:formula="of:=IF([.G9]&gt;=4;&quot;Higher Performer&quot;;IF([.G9]=3;&quot;Satisfactory&quot;;IF([.G9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0</text:p>
          </table:table-cell>
          <table:table-cell office:value-type="string" table:style-name="ce2">
            <text:p>Employee 10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eo Specialist</text:p>
          </table:table-cell>
          <table:table-cell office:value-type="float" office:value="25000" table:style-name="ce3">
            <text:p>25000.0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10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10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25800" table:formula="of:=[.E10]+[.I10]" table:style-name="ce2">
            <text:p>25800</text:p>
          </table:table-cell>
          <table:table-cell office:value-type="string" office:string-value="Needs Improvement" table:formula="of:=IF([.G10]&gt;=4;&quot;Higher Performer&quot;;IF([.G10]=3;&quot;Satisfactory&quot;;IF([.G10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1</text:p>
          </table:table-cell>
          <table:table-cell office:value-type="string" table:style-name="ce2">
            <text:p>Employee 11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Recruiter</text:p>
          </table:table-cell>
          <table:table-cell office:value-type="float" office:value="55000" table:style-name="ce3">
            <text:p>55000.0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11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11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55600" table:formula="of:=[.E11]+[.I11]" table:style-name="ce2">
            <text:p>55600</text:p>
          </table:table-cell>
          <table:table-cell office:value-type="string" office:string-value="Satisfactory" table:formula="of:=IF([.G11]&gt;=4;&quot;Higher Performer&quot;;IF([.G11]=3;&quot;Satisfactory&quot;;IF([.G11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2</text:p>
          </table:table-cell>
          <table:table-cell office:value-type="string" table:style-name="ce2">
            <text:p>Employee 12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eo Specialist</text:p>
          </table:table-cell>
          <table:table-cell office:value-type="float" office:value="65000" table:style-name="ce3">
            <text:p>65000.0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12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12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65800" table:formula="of:=[.E12]+[.I12]" table:style-name="ce2">
            <text:p>65800</text:p>
          </table:table-cell>
          <table:table-cell office:value-type="string" office:string-value="Higher Performer" table:formula="of:=IF([.G12]&gt;=4;&quot;Higher Performer&quot;;IF([.G12]=3;&quot;Satisfactory&quot;;IF([.G12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3</text:p>
          </table:table-cell>
          <table:table-cell office:value-type="string" table:style-name="ce2">
            <text:p>Employee 13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Content Creator</text:p>
          </table:table-cell>
          <table:table-cell office:value-type="float" office:value="40000" table:style-name="ce3">
            <text:p>40000.0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13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13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40500" table:formula="of:=[.E13]+[.I13]" table:style-name="ce2">
            <text:p>40500</text:p>
          </table:table-cell>
          <table:table-cell office:value-type="string" office:string-value="Satisfactory" table:formula="of:=IF([.G13]&gt;=4;&quot;Higher Performer&quot;;IF([.G13]=3;&quot;Satisfactory&quot;;IF([.G13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4</text:p>
          </table:table-cell>
          <table:table-cell office:value-type="string" table:style-name="ce2">
            <text:p>Employee 14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Devops Engineer</text:p>
          </table:table-cell>
          <table:table-cell office:value-type="float" office:value="40000" table:style-name="ce3">
            <text:p>40000.0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14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14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0600" table:formula="of:=[.E14]+[.I14]" table:style-name="ce2">
            <text:p>40600</text:p>
          </table:table-cell>
          <table:table-cell office:value-type="string" office:string-value="Needs Improvement" table:formula="of:=IF([.G14]&gt;=4;&quot;Higher Performer&quot;;IF([.G14]=3;&quot;Satisfactory&quot;;IF([.G14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5</text:p>
          </table:table-cell>
          <table:table-cell office:value-type="string" table:style-name="ce2">
            <text:p>Employee 15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Recruiter</text:p>
          </table:table-cell>
          <table:table-cell office:value-type="float" office:value="50000" table:style-name="ce3">
            <text:p>50000.0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15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15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51000" table:formula="of:=[.E15]+[.I15]" table:style-name="ce2">
            <text:p>51000</text:p>
          </table:table-cell>
          <table:table-cell office:value-type="string" office:string-value="Needs Improvement" table:formula="of:=IF([.G15]&gt;=4;&quot;Higher Performer&quot;;IF([.G15]=3;&quot;Satisfactory&quot;;IF([.G15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6</text:p>
          </table:table-cell>
          <table:table-cell office:value-type="string" table:style-name="ce2">
            <text:p>Employee 15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eo Specialist</text:p>
          </table:table-cell>
          <table:table-cell office:value-type="float" office:value="35000" table:style-name="ce3">
            <text:p>35000.00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16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16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35800" table:formula="of:=[.E16]+[.I16]" table:style-name="ce2">
            <text:p>35800</text:p>
          </table:table-cell>
          <table:table-cell office:value-type="string" office:string-value="Needs Improvement" table:formula="of:=IF([.G16]&gt;=4;&quot;Higher Performer&quot;;IF([.G16]=3;&quot;Satisfactory&quot;;IF([.G16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7</text:p>
          </table:table-cell>
          <table:table-cell office:value-type="string" table:style-name="ce2">
            <text:p>Employee 17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Technician</text:p>
          </table:table-cell>
          <table:table-cell office:value-type="float" office:value="50000" table:style-name="ce3">
            <text:p>50000.0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17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17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50500" table:formula="of:=[.E17]+[.I17]" table:style-name="ce2">
            <text:p>50500</text:p>
          </table:table-cell>
          <table:table-cell office:value-type="string" office:string-value="Needs Improvement" table:formula="of:=IF([.G17]&gt;=4;&quot;Higher Performer&quot;;IF([.G17]=3;&quot;Satisfactory&quot;;IF([.G17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8</text:p>
          </table:table-cell>
          <table:table-cell office:value-type="string" table:style-name="ce2">
            <text:p>Employee 18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Analyst</text:p>
          </table:table-cell>
          <table:table-cell office:value-type="float" office:value="55000" table:style-name="ce3">
            <text:p>55000.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am Building</text:p>
          </table:table-cell>
          <table:table-cell office:value-type="float" office:value="700" table:formula="of:=VLOOKUP([.H18];['file:///C:/Users/raygr/Downloads/Employee%20and%20Training%20Performance.xlsx'#Training_Programme_Data.$B:.$E];3;FALSE)" table:style-name="ce2">
            <text:p>700</text:p>
          </table:table-cell>
          <table:table-cell office:value-type="string" office:string-value="Teamwork" table:formula="of:=VLOOKUP([.H18];['file:///C:/Users/raygr/Downloads/Employee%20and%20Training%20Performance.xlsx'#Training_Programme_Data.$B:.$E];2;FALSE)" table:style-name="ce2">
            <text:p>Teamwork</text:p>
          </table:table-cell>
          <table:table-cell office:value-type="float" office:value="55700" table:formula="of:=[.E18]+[.I18]" table:style-name="ce2">
            <text:p>55700</text:p>
          </table:table-cell>
          <table:table-cell office:value-type="string" office:string-value="Needs Improvement" table:formula="of:=IF([.G18]&gt;=4;&quot;Higher Performer&quot;;IF([.G18]=3;&quot;Satisfactory&quot;;IF([.G18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19</text:p>
          </table:table-cell>
          <table:table-cell office:value-type="string" table:style-name="ce2">
            <text:p>Employee 19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Accountant</text:p>
          </table:table-cell>
          <table:table-cell office:value-type="float" office:value="35000" table:style-name="ce3">
            <text:p>35000.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19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19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35600" table:formula="of:=[.E19]+[.I19]" table:style-name="ce2">
            <text:p>35600</text:p>
          </table:table-cell>
          <table:table-cell office:value-type="string" office:string-value="Needs Improvement" table:formula="of:=IF([.G19]&gt;=4;&quot;Higher Performer&quot;;IF([.G19]=3;&quot;Satisfactory&quot;;IF([.G19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0</text:p>
          </table:table-cell>
          <table:table-cell office:value-type="string" table:style-name="ce2">
            <text:p>Employee 20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Recruiter</text:p>
          </table:table-cell>
          <table:table-cell office:value-type="float" office:value="55000" table:style-name="ce3">
            <text:p>55000.0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20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20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55800" table:formula="of:=[.E20]+[.I20]" table:style-name="ce2">
            <text:p>55800</text:p>
          </table:table-cell>
          <table:table-cell office:value-type="string" office:string-value="Needs Improvement" table:formula="of:=IF([.G20]&gt;=4;&quot;Higher Performer&quot;;IF([.G20]=3;&quot;Satisfactory&quot;;IF([.G20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1</text:p>
          </table:table-cell>
          <table:table-cell office:value-type="string" table:style-name="ce2">
            <text:p>Employee 21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Hr Specialist</text:p>
          </table:table-cell>
          <table:table-cell office:value-type="float" office:value="35000" table:style-name="ce3">
            <text:p>35000.00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21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21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35800" table:formula="of:=[.E21]+[.I21]" table:style-name="ce2">
            <text:p>35800</text:p>
          </table:table-cell>
          <table:table-cell office:value-type="string" office:string-value="Needs Improvement" table:formula="of:=IF([.G21]&gt;=4;&quot;Higher Performer&quot;;IF([.G21]=3;&quot;Satisfactory&quot;;IF([.G21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2</text:p>
          </table:table-cell>
          <table:table-cell office:value-type="string" table:style-name="ce2">
            <text:p>Employee 22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Financial Analyst</text:p>
          </table:table-cell>
          <table:table-cell office:value-type="float" office:value="30000" table:style-name="ce3">
            <text:p>30000.0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22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22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31000" table:formula="of:=[.E22]+[.I22]" table:style-name="ce2">
            <text:p>31000</text:p>
          </table:table-cell>
          <table:table-cell office:value-type="string" office:string-value="Satisfactory" table:formula="of:=IF([.G22]&gt;=4;&quot;Higher Performer&quot;;IF([.G22]=3;&quot;Satisfactory&quot;;IF([.G22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3</text:p>
          </table:table-cell>
          <table:table-cell office:value-type="string" table:style-name="ce2">
            <text:p>Employee 23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Seo Specialist</text:p>
          </table:table-cell>
          <table:table-cell office:value-type="float" office:value="40000" table:style-name="ce3">
            <text:p>40000.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23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23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41000" table:formula="of:=[.E23]+[.I23]" table:style-name="ce2">
            <text:p>41000</text:p>
          </table:table-cell>
          <table:table-cell office:value-type="string" office:string-value="Needs Improvement" table:formula="of:=IF([.G23]&gt;=4;&quot;Higher Performer&quot;;IF([.G23]=3;&quot;Satisfactory&quot;;IF([.G23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4</text:p>
          </table:table-cell>
          <table:table-cell office:value-type="string" table:style-name="ce2">
            <text:p>Employee 24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Hr Specialist</text:p>
          </table:table-cell>
          <table:table-cell office:value-type="float" office:value="60000" table:style-name="ce3">
            <text:p>60000.0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24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24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0500" table:formula="of:=[.E24]+[.I24]" table:style-name="ce2">
            <text:p>60500</text:p>
          </table:table-cell>
          <table:table-cell office:value-type="string" office:string-value="Needs Improvement" table:formula="of:=IF([.G24]&gt;=4;&quot;Higher Performer&quot;;IF([.G24]=3;&quot;Satisfactory&quot;;IF([.G24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5</text:p>
          </table:table-cell>
          <table:table-cell office:value-type="string" table:style-name="ce2">
            <text:p>Employee 25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Analyst</text:p>
          </table:table-cell>
          <table:table-cell office:value-type="float" office:value="65000" table:style-name="ce3">
            <text:p>65000.00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25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25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65800" table:formula="of:=[.E25]+[.I25]" table:style-name="ce2">
            <text:p>65800</text:p>
          </table:table-cell>
          <table:table-cell office:value-type="string" office:string-value="Higher Performer" table:formula="of:=IF([.G25]&gt;=4;&quot;Higher Performer&quot;;IF([.G25]=3;&quot;Satisfactory&quot;;IF([.G25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6</text:p>
          </table:table-cell>
          <table:table-cell office:value-type="string" table:style-name="ce2">
            <text:p>Employee 26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Technician</text:p>
          </table:table-cell>
          <table:table-cell office:value-type="float" office:value="55000" table:style-name="ce3">
            <text:p>55000.0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26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26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55500" table:formula="of:=[.E26]+[.I26]" table:style-name="ce2">
            <text:p>55500</text:p>
          </table:table-cell>
          <table:table-cell office:value-type="string" office:string-value="Satisfactory" table:formula="of:=IF([.G26]&gt;=4;&quot;Higher Performer&quot;;IF([.G26]=3;&quot;Satisfactory&quot;;IF([.G26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7</text:p>
          </table:table-cell>
          <table:table-cell office:value-type="string" table:style-name="ce2">
            <text:p>Employee 27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Devops Engineer</text:p>
          </table:table-cell>
          <table:table-cell office:value-type="float" office:value="25000" table:style-name="ce3">
            <text:p>25000.0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27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27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25500" table:formula="of:=[.E27]+[.I27]" table:style-name="ce2">
            <text:p>25500</text:p>
          </table:table-cell>
          <table:table-cell office:value-type="string" office:string-value="Satisfactory" table:formula="of:=IF([.G27]&gt;=4;&quot;Higher Performer&quot;;IF([.G27]=3;&quot;Satisfactory&quot;;IF([.G27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8</text:p>
          </table:table-cell>
          <table:table-cell office:value-type="string" table:style-name="ce2">
            <text:p>Employee 28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Recruiter</text:p>
          </table:table-cell>
          <table:table-cell office:value-type="float" office:value="35000" table:style-name="ce3">
            <text:p>35000.0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28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28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35600" table:formula="of:=[.E28]+[.I28]" table:style-name="ce2">
            <text:p>35600</text:p>
          </table:table-cell>
          <table:table-cell office:value-type="string" office:string-value="Needs Improvement" table:formula="of:=IF([.G28]&gt;=4;&quot;Higher Performer&quot;;IF([.G28]=3;&quot;Satisfactory&quot;;IF([.G28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29</text:p>
          </table:table-cell>
          <table:table-cell office:value-type="string" table:style-name="ce2">
            <text:p>Employee 29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Content Creator</text:p>
          </table:table-cell>
          <table:table-cell office:value-type="float" office:value="65000" table:style-name="ce3">
            <text:p>65000.0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29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29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5500" table:formula="of:=[.E29]+[.I29]" table:style-name="ce2">
            <text:p>65500</text:p>
          </table:table-cell>
          <table:table-cell office:value-type="string" office:string-value="Needs Improvement" table:formula="of:=IF([.G29]&gt;=4;&quot;Higher Performer&quot;;IF([.G29]=3;&quot;Satisfactory&quot;;IF([.G29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0</text:p>
          </table:table-cell>
          <table:table-cell office:value-type="string" table:style-name="ce2">
            <text:p>Employee 30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Accountant</text:p>
          </table:table-cell>
          <table:table-cell office:value-type="float" office:value="25000" table:style-name="ce3">
            <text:p>25000.0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30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30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25600" table:formula="of:=[.E30]+[.I30]" table:style-name="ce2">
            <text:p>25600</text:p>
          </table:table-cell>
          <table:table-cell office:value-type="string" office:string-value="Needs Improvement" table:formula="of:=IF([.G30]&gt;=4;&quot;Higher Performer&quot;;IF([.G30]=3;&quot;Satisfactory&quot;;IF([.G30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1</text:p>
          </table:table-cell>
          <table:table-cell office:value-type="string" table:style-name="ce2">
            <text:p>Employee 31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Accountant</text:p>
          </table:table-cell>
          <table:table-cell office:value-type="float" office:value="65000" table:style-name="ce3">
            <text:p>65000.0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31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31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66000" table:formula="of:=[.E31]+[.I31]" table:style-name="ce2">
            <text:p>66000</text:p>
          </table:table-cell>
          <table:table-cell office:value-type="string" office:string-value="Needs Improvement" table:formula="of:=IF([.G31]&gt;=4;&quot;Higher Performer&quot;;IF([.G31]=3;&quot;Satisfactory&quot;;IF([.G31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2</text:p>
          </table:table-cell>
          <table:table-cell office:value-type="string" table:style-name="ce2">
            <text:p>Employee 32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eo Specialist</text:p>
          </table:table-cell>
          <table:table-cell office:value-type="float" office:value="60000" table:style-name="ce3">
            <text:p>60000.0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32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32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0500" table:formula="of:=[.E32]+[.I32]" table:style-name="ce2">
            <text:p>60500</text:p>
          </table:table-cell>
          <table:table-cell office:value-type="string" office:string-value="Needs Improvement" table:formula="of:=IF([.G32]&gt;=4;&quot;Higher Performer&quot;;IF([.G32]=3;&quot;Satisfactory&quot;;IF([.G32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3</text:p>
          </table:table-cell>
          <table:table-cell office:value-type="string" table:style-name="ce2">
            <text:p>Employee 33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Devops Engineer</text:p>
          </table:table-cell>
          <table:table-cell office:value-type="float" office:value="25000" table:style-name="ce3">
            <text:p>25000.00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33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33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26000" table:formula="of:=[.E33]+[.I33]" table:style-name="ce2">
            <text:p>26000</text:p>
          </table:table-cell>
          <table:table-cell office:value-type="string" office:string-value="Needs Improvement" table:formula="of:=IF([.G33]&gt;=4;&quot;Higher Performer&quot;;IF([.G33]=3;&quot;Satisfactory&quot;;IF([.G33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4</text:p>
          </table:table-cell>
          <table:table-cell office:value-type="string" table:style-name="ce2">
            <text:p>Employee 34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Accountant</text:p>
          </table:table-cell>
          <table:table-cell office:value-type="float" office:value="50000" table:style-name="ce3">
            <text:p>50000.0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34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34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51000" table:formula="of:=[.E34]+[.I34]" table:style-name="ce2">
            <text:p>51000</text:p>
          </table:table-cell>
          <table:table-cell office:value-type="string" office:string-value="Needs Improvement" table:formula="of:=IF([.G34]&gt;=4;&quot;Higher Performer&quot;;IF([.G34]=3;&quot;Satisfactory&quot;;IF([.G34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5</text:p>
          </table:table-cell>
          <table:table-cell office:value-type="string" table:style-name="ce2">
            <text:p>Employee 35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Hr Specialist</text:p>
          </table:table-cell>
          <table:table-cell office:value-type="float" office:value="45000" table:style-name="ce3">
            <text:p>45000.0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35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35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45800" table:formula="of:=[.E35]+[.I35]" table:style-name="ce2">
            <text:p>45800</text:p>
          </table:table-cell>
          <table:table-cell office:value-type="string" office:string-value="Needs Improvement" table:formula="of:=IF([.G35]&gt;=4;&quot;Higher Performer&quot;;IF([.G35]=3;&quot;Satisfactory&quot;;IF([.G35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6</text:p>
          </table:table-cell>
          <table:table-cell office:value-type="string" table:style-name="ce2">
            <text:p>Employee 36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Software Engineer</text:p>
          </table:table-cell>
          <table:table-cell office:value-type="float" office:value="50000" table:style-name="ce3">
            <text:p>50000.0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36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36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50600" table:formula="of:=[.E36]+[.I36]" table:style-name="ce2">
            <text:p>50600</text:p>
          </table:table-cell>
          <table:table-cell office:value-type="string" office:string-value="Satisfactory" table:formula="of:=IF([.G36]&gt;=4;&quot;Higher Performer&quot;;IF([.G36]=3;&quot;Satisfactory&quot;;IF([.G36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7</text:p>
          </table:table-cell>
          <table:table-cell office:value-type="string" table:style-name="ce2">
            <text:p>Employee 37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Recruiter</text:p>
          </table:table-cell>
          <table:table-cell office:value-type="float" office:value="45000" table:style-name="ce3">
            <text:p>45000.0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37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37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45800" table:formula="of:=[.E37]+[.I37]" table:style-name="ce2">
            <text:p>45800</text:p>
          </table:table-cell>
          <table:table-cell office:value-type="string" office:string-value="Needs Improvement" table:formula="of:=IF([.G37]&gt;=4;&quot;Higher Performer&quot;;IF([.G37]=3;&quot;Satisfactory&quot;;IF([.G37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8</text:p>
          </table:table-cell>
          <table:table-cell office:value-type="string" table:style-name="ce2">
            <text:p>Employee 38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Analyst</text:p>
          </table:table-cell>
          <table:table-cell office:value-type="float" office:value="50000" table:style-name="ce3">
            <text:p>50000.0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38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38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50600" table:formula="of:=[.E38]+[.I38]" table:style-name="ce2">
            <text:p>50600</text:p>
          </table:table-cell>
          <table:table-cell office:value-type="string" office:string-value="Needs Improvement" table:formula="of:=IF([.G38]&gt;=4;&quot;Higher Performer&quot;;IF([.G38]=3;&quot;Satisfactory&quot;;IF([.G38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39</text:p>
          </table:table-cell>
          <table:table-cell office:value-type="string" table:style-name="ce2">
            <text:p>Employee 39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Software Engineer</text:p>
          </table:table-cell>
          <table:table-cell office:value-type="float" office:value="45000" table:style-name="ce3">
            <text:p>45000.0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39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39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5600" table:formula="of:=[.E39]+[.I39]" table:style-name="ce2">
            <text:p>45600</text:p>
          </table:table-cell>
          <table:table-cell office:value-type="string" office:string-value="Satisfactory" table:formula="of:=IF([.G39]&gt;=4;&quot;Higher Performer&quot;;IF([.G39]=3;&quot;Satisfactory&quot;;IF([.G39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0</text:p>
          </table:table-cell>
          <table:table-cell office:value-type="string" table:style-name="ce2">
            <text:p>Employee 40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Accountant</text:p>
          </table:table-cell>
          <table:table-cell office:value-type="float" office:value="45000" table:style-name="ce3">
            <text:p>45000.00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40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40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46000" table:formula="of:=[.E40]+[.I40]" table:style-name="ce2">
            <text:p>46000</text:p>
          </table:table-cell>
          <table:table-cell office:value-type="string" office:string-value="Satisfactory" table:formula="of:=IF([.G40]&gt;=4;&quot;Higher Performer&quot;;IF([.G40]=3;&quot;Satisfactory&quot;;IF([.G40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1</text:p>
          </table:table-cell>
          <table:table-cell office:value-type="string" table:style-name="ce2">
            <text:p>Employee 41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Devops Engineer</text:p>
          </table:table-cell>
          <table:table-cell office:value-type="float" office:value="40000" table:style-name="ce3">
            <text:p>40000.0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41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41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0600" table:formula="of:=[.E41]+[.I41]" table:style-name="ce2">
            <text:p>40600</text:p>
          </table:table-cell>
          <table:table-cell office:value-type="string" office:string-value="Needs Improvement" table:formula="of:=IF([.G41]&gt;=4;&quot;Higher Performer&quot;;IF([.G41]=3;&quot;Satisfactory&quot;;IF([.G41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2</text:p>
          </table:table-cell>
          <table:table-cell office:value-type="string" table:style-name="ce2">
            <text:p>Employee 42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Software Engineer</text:p>
          </table:table-cell>
          <table:table-cell office:value-type="float" office:value="35000" table:style-name="ce3">
            <text:p>35000.0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42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42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35500" table:formula="of:=[.E42]+[.I42]" table:style-name="ce2">
            <text:p>35500</text:p>
          </table:table-cell>
          <table:table-cell office:value-type="string" office:string-value="Higher Performer" table:formula="of:=IF([.G42]&gt;=4;&quot;Higher Performer&quot;;IF([.G42]=3;&quot;Satisfactory&quot;;IF([.G42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3</text:p>
          </table:table-cell>
          <table:table-cell office:value-type="string" table:style-name="ce2">
            <text:p>Employee 43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Software Engineer</text:p>
          </table:table-cell>
          <table:table-cell office:value-type="float" office:value="35000" table:style-name="ce3">
            <text:p>35000.0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43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43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36000" table:formula="of:=[.E43]+[.I43]" table:style-name="ce2">
            <text:p>36000</text:p>
          </table:table-cell>
          <table:table-cell office:value-type="string" office:string-value="Satisfactory" table:formula="of:=IF([.G43]&gt;=4;&quot;Higher Performer&quot;;IF([.G43]=3;&quot;Satisfactory&quot;;IF([.G43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4</text:p>
          </table:table-cell>
          <table:table-cell office:value-type="string" table:style-name="ce2">
            <text:p>Employee 44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oftware Engineer</text:p>
          </table:table-cell>
          <table:table-cell office:value-type="float" office:value="40000" table:style-name="ce3">
            <text:p>40000.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44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44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40500" table:formula="of:=[.E44]+[.I44]" table:style-name="ce2">
            <text:p>40500</text:p>
          </table:table-cell>
          <table:table-cell office:value-type="string" office:string-value="Needs Improvement" table:formula="of:=IF([.G44]&gt;=4;&quot;Higher Performer&quot;;IF([.G44]=3;&quot;Satisfactory&quot;;IF([.G44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5</text:p>
          </table:table-cell>
          <table:table-cell office:value-type="string" table:style-name="ce2">
            <text:p>Employee 45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Recruiter</text:p>
          </table:table-cell>
          <table:table-cell office:value-type="float" office:value="65000" table:style-name="ce3">
            <text:p>65000.0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45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45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65800" table:formula="of:=[.E45]+[.I45]" table:style-name="ce2">
            <text:p>65800</text:p>
          </table:table-cell>
          <table:table-cell office:value-type="string" office:string-value="Higher Performer" table:formula="of:=IF([.G45]&gt;=4;&quot;Higher Performer&quot;;IF([.G45]=3;&quot;Satisfactory&quot;;IF([.G45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6</text:p>
          </table:table-cell>
          <table:table-cell office:value-type="string" table:style-name="ce2">
            <text:p>Employee 46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Analyst</text:p>
          </table:table-cell>
          <table:table-cell office:value-type="float" office:value="30000" table:style-name="ce3">
            <text:p>30000.00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46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46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31000" table:formula="of:=[.E46]+[.I46]" table:style-name="ce2">
            <text:p>31000</text:p>
          </table:table-cell>
          <table:table-cell office:value-type="string" office:string-value="Higher Performer" table:formula="of:=IF([.G46]&gt;=4;&quot;Higher Performer&quot;;IF([.G46]=3;&quot;Satisfactory&quot;;IF([.G46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7</text:p>
          </table:table-cell>
          <table:table-cell office:value-type="string" table:style-name="ce2">
            <text:p>Employee 47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Content Creator</text:p>
          </table:table-cell>
          <table:table-cell office:value-type="float" office:value="65000" table:style-name="ce3">
            <text:p>65000.0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47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47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65800" table:formula="of:=[.E47]+[.I47]" table:style-name="ce2">
            <text:p>65800</text:p>
          </table:table-cell>
          <table:table-cell office:value-type="string" office:string-value="Needs Improvement" table:formula="of:=IF([.G47]&gt;=4;&quot;Higher Performer&quot;;IF([.G47]=3;&quot;Satisfactory&quot;;IF([.G47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8</text:p>
          </table:table-cell>
          <table:table-cell office:value-type="string" table:style-name="ce2">
            <text:p>Employee 48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oftware Engineer</text:p>
          </table:table-cell>
          <table:table-cell office:value-type="float" office:value="25000" table:style-name="ce3">
            <text:p>25000.00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48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48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26000" table:formula="of:=[.E48]+[.I48]" table:style-name="ce2">
            <text:p>26000</text:p>
          </table:table-cell>
          <table:table-cell office:value-type="string" office:string-value="Needs Improvement" table:formula="of:=IF([.G48]&gt;=4;&quot;Higher Performer&quot;;IF([.G48]=3;&quot;Satisfactory&quot;;IF([.G48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49</text:p>
          </table:table-cell>
          <table:table-cell office:value-type="string" table:style-name="ce2">
            <text:p>Employee 49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Financial Analyst</text:p>
          </table:table-cell>
          <table:table-cell office:value-type="float" office:value="25000" table:style-name="ce3">
            <text:p>25000.00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49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49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26000" table:formula="of:=[.E49]+[.I49]" table:style-name="ce2">
            <text:p>26000</text:p>
          </table:table-cell>
          <table:table-cell office:value-type="string" office:string-value="Higher Performer" table:formula="of:=IF([.G49]&gt;=4;&quot;Higher Performer&quot;;IF([.G49]=3;&quot;Satisfactory&quot;;IF([.G49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0</text:p>
          </table:table-cell>
          <table:table-cell office:value-type="string" table:style-name="ce2">
            <text:p>Employee 50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Software Engineer</text:p>
          </table:table-cell>
          <table:table-cell office:value-type="float" office:value="45000" table:style-name="ce3">
            <text:p>45000.0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50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50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5600" table:formula="of:=[.E50]+[.I50]" table:style-name="ce2">
            <text:p>45600</text:p>
          </table:table-cell>
          <table:table-cell office:value-type="string" office:string-value="Needs Improvement" table:formula="of:=IF([.G50]&gt;=4;&quot;Higher Performer&quot;;IF([.G50]=3;&quot;Satisfactory&quot;;IF([.G50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1</text:p>
          </table:table-cell>
          <table:table-cell office:value-type="string" table:style-name="ce2">
            <text:p>Employee 51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inancial Analyst</text:p>
          </table:table-cell>
          <table:table-cell office:value-type="float" office:value="50000" table:style-name="ce3">
            <text:p>50000.0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51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51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50600" table:formula="of:=[.E51]+[.I51]" table:style-name="ce2">
            <text:p>50600</text:p>
          </table:table-cell>
          <table:table-cell office:value-type="string" office:string-value="Needs Improvement" table:formula="of:=IF([.G51]&gt;=4;&quot;Higher Performer&quot;;IF([.G51]=3;&quot;Satisfactory&quot;;IF([.G51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2</text:p>
          </table:table-cell>
          <table:table-cell office:value-type="string" table:style-name="ce2">
            <text:p>Employee 52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Recruiter</text:p>
          </table:table-cell>
          <table:table-cell office:value-type="float" office:value="50000" table:style-name="ce3">
            <text:p>50000.0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52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52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50800" table:formula="of:=[.E52]+[.I52]" table:style-name="ce2">
            <text:p>50800</text:p>
          </table:table-cell>
          <table:table-cell office:value-type="string" office:string-value="Needs Improvement" table:formula="of:=IF([.G52]&gt;=4;&quot;Higher Performer&quot;;IF([.G52]=3;&quot;Satisfactory&quot;;IF([.G52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3</text:p>
          </table:table-cell>
          <table:table-cell office:value-type="string" table:style-name="ce2">
            <text:p>Employee 53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Accountant</text:p>
          </table:table-cell>
          <table:table-cell office:value-type="float" office:value="35000" table:style-name="ce3">
            <text:p>35000.0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53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53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35600" table:formula="of:=[.E53]+[.I53]" table:style-name="ce2">
            <text:p>35600</text:p>
          </table:table-cell>
          <table:table-cell office:value-type="string" office:string-value="Needs Improvement" table:formula="of:=IF([.G53]&gt;=4;&quot;Higher Performer&quot;;IF([.G53]=3;&quot;Satisfactory&quot;;IF([.G53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4</text:p>
          </table:table-cell>
          <table:table-cell office:value-type="string" table:style-name="ce2">
            <text:p>Employee 54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Seo Specialist</text:p>
          </table:table-cell>
          <table:table-cell office:value-type="float" office:value="55000" table:style-name="ce3">
            <text:p>55000.0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54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54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56000" table:formula="of:=[.E54]+[.I54]" table:style-name="ce2">
            <text:p>56000</text:p>
          </table:table-cell>
          <table:table-cell office:value-type="string" office:string-value="Satisfactory" table:formula="of:=IF([.G54]&gt;=4;&quot;Higher Performer&quot;;IF([.G54]=3;&quot;Satisfactory&quot;;IF([.G54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5</text:p>
          </table:table-cell>
          <table:table-cell office:value-type="string" table:style-name="ce2">
            <text:p>Employee 55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Technician</text:p>
          </table:table-cell>
          <table:table-cell office:value-type="float" office:value="65000" table:style-name="ce3">
            <text:p>65000.0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55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55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65600" table:formula="of:=[.E55]+[.I55]" table:style-name="ce2">
            <text:p>65600</text:p>
          </table:table-cell>
          <table:table-cell office:value-type="string" office:string-value="Satisfactory" table:formula="of:=IF([.G55]&gt;=4;&quot;Higher Performer&quot;;IF([.G55]=3;&quot;Satisfactory&quot;;IF([.G55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6</text:p>
          </table:table-cell>
          <table:table-cell office:value-type="string" table:style-name="ce2">
            <text:p>Employee 56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Accountant</text:p>
          </table:table-cell>
          <table:table-cell office:value-type="float" office:value="60000" table:style-name="ce3">
            <text:p>60000.0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56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56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0500" table:formula="of:=[.E56]+[.I56]" table:style-name="ce2">
            <text:p>60500</text:p>
          </table:table-cell>
          <table:table-cell office:value-type="string" office:string-value="Needs Improvement" table:formula="of:=IF([.G56]&gt;=4;&quot;Higher Performer&quot;;IF([.G56]=3;&quot;Satisfactory&quot;;IF([.G56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7</text:p>
          </table:table-cell>
          <table:table-cell office:value-type="string" table:style-name="ce2">
            <text:p>Employee 57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Accountant</text:p>
          </table:table-cell>
          <table:table-cell office:value-type="float" office:value="50000" table:style-name="ce3">
            <text:p>50000.0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57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57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50600" table:formula="of:=[.E57]+[.I57]" table:style-name="ce2">
            <text:p>50600</text:p>
          </table:table-cell>
          <table:table-cell office:value-type="string" office:string-value="Satisfactory" table:formula="of:=IF([.G57]&gt;=4;&quot;Higher Performer&quot;;IF([.G57]=3;&quot;Satisfactory&quot;;IF([.G57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8</text:p>
          </table:table-cell>
          <table:table-cell office:value-type="string" table:style-name="ce2">
            <text:p>Employee 58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Analyst</text:p>
          </table:table-cell>
          <table:table-cell office:value-type="float" office:value="60000" table:style-name="ce3">
            <text:p>60000.00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58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58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0500" table:formula="of:=[.E58]+[.I58]" table:style-name="ce2">
            <text:p>60500</text:p>
          </table:table-cell>
          <table:table-cell office:value-type="string" office:string-value="Higher Performer" table:formula="of:=IF([.G58]&gt;=4;&quot;Higher Performer&quot;;IF([.G58]=3;&quot;Satisfactory&quot;;IF([.G58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59</text:p>
          </table:table-cell>
          <table:table-cell office:value-type="string" table:style-name="ce2">
            <text:p>Employee 59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Seo Specialist</text:p>
          </table:table-cell>
          <table:table-cell office:value-type="float" office:value="45000" table:style-name="ce3">
            <text:p>45000.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59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59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5600" table:formula="of:=[.E59]+[.I59]" table:style-name="ce2">
            <text:p>45600</text:p>
          </table:table-cell>
          <table:table-cell office:value-type="string" office:string-value="Needs Improvement" table:formula="of:=IF([.G59]&gt;=4;&quot;Higher Performer&quot;;IF([.G59]=3;&quot;Satisfactory&quot;;IF([.G59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0</text:p>
          </table:table-cell>
          <table:table-cell office:value-type="string" table:style-name="ce2">
            <text:p>Employee 60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Devops Engineer</text:p>
          </table:table-cell>
          <table:table-cell office:value-type="float" office:value="60000" table:style-name="ce3">
            <text:p>60000.00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60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60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0500" table:formula="of:=[.E60]+[.I60]" table:style-name="ce2">
            <text:p>60500</text:p>
          </table:table-cell>
          <table:table-cell office:value-type="string" office:string-value="Needs Improvement" table:formula="of:=IF([.G60]&gt;=4;&quot;Higher Performer&quot;;IF([.G60]=3;&quot;Satisfactory&quot;;IF([.G60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1</text:p>
          </table:table-cell>
          <table:table-cell office:value-type="string" table:style-name="ce2">
            <text:p>Employee 61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Accountant</text:p>
          </table:table-cell>
          <table:table-cell office:value-type="float" office:value="40000" table:style-name="ce3">
            <text:p>40000.0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61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61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40800" table:formula="of:=[.E61]+[.I61]" table:style-name="ce2">
            <text:p>40800</text:p>
          </table:table-cell>
          <table:table-cell office:value-type="string" office:string-value="Higher Performer" table:formula="of:=IF([.G61]&gt;=4;&quot;Higher Performer&quot;;IF([.G61]=3;&quot;Satisfactory&quot;;IF([.G61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2</text:p>
          </table:table-cell>
          <table:table-cell office:value-type="string" table:style-name="ce2">
            <text:p>Employee 62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Analyst</text:p>
          </table:table-cell>
          <table:table-cell office:value-type="float" office:value="60000" table:style-name="ce3">
            <text:p>60000.0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62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62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60800" table:formula="of:=[.E62]+[.I62]" table:style-name="ce2">
            <text:p>60800</text:p>
          </table:table-cell>
          <table:table-cell office:value-type="string" office:string-value="Higher Performer" table:formula="of:=IF([.G62]&gt;=4;&quot;Higher Performer&quot;;IF([.G62]=3;&quot;Satisfactory&quot;;IF([.G62]&lt;3;&quot;Needs Improvement&quot;)))" table:style-name="ce2">
            <text:p>Higher Performe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3</text:p>
          </table:table-cell>
          <table:table-cell office:value-type="string" table:style-name="ce2">
            <text:p>Employee 63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Hr Specialist</text:p>
          </table:table-cell>
          <table:table-cell office:value-type="float" office:value="30000" table:style-name="ce3">
            <text:p>30000.0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63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63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31000" table:formula="of:=[.E63]+[.I63]" table:style-name="ce2">
            <text:p>31000</text:p>
          </table:table-cell>
          <table:table-cell office:value-type="string" office:string-value="Satisfactory" table:formula="of:=IF([.G63]&gt;=4;&quot;Higher Performer&quot;;IF([.G63]=3;&quot;Satisfactory&quot;;IF([.G63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4</text:p>
          </table:table-cell>
          <table:table-cell office:value-type="string" table:style-name="ce2">
            <text:p>Employee 64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Analyst</text:p>
          </table:table-cell>
          <table:table-cell office:value-type="float" office:value="45000" table:style-name="ce3">
            <text:p>45000.0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64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64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45600" table:formula="of:=[.E64]+[.I64]" table:style-name="ce2">
            <text:p>45600</text:p>
          </table:table-cell>
          <table:table-cell office:value-type="string" office:string-value="Satisfactory" table:formula="of:=IF([.G64]&gt;=4;&quot;Higher Performer&quot;;IF([.G64]=3;&quot;Satisfactory&quot;;IF([.G64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5</text:p>
          </table:table-cell>
          <table:table-cell office:value-type="string" table:style-name="ce2">
            <text:p>Employee 65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Recruiter</text:p>
          </table:table-cell>
          <table:table-cell office:value-type="float" office:value="65000" table:style-name="ce3">
            <text:p>65000.00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65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65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65500" table:formula="of:=[.E65]+[.I65]" table:style-name="ce2">
            <text:p>65500</text:p>
          </table:table-cell>
          <table:table-cell office:value-type="string" office:string-value="Needs Improvement" table:formula="of:=IF([.G65]&gt;=4;&quot;Higher Performer&quot;;IF([.G65]=3;&quot;Satisfactory&quot;;IF([.G65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6</text:p>
          </table:table-cell>
          <table:table-cell office:value-type="string" table:style-name="ce2">
            <text:p>Employee 66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Seo Specialist</text:p>
          </table:table-cell>
          <table:table-cell office:value-type="float" office:value="40000" table:style-name="ce3">
            <text:p>40000.0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66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66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41000" table:formula="of:=[.E66]+[.I66]" table:style-name="ce2">
            <text:p>41000</text:p>
          </table:table-cell>
          <table:table-cell office:value-type="string" office:string-value="Satisfactory" table:formula="of:=IF([.G66]&gt;=4;&quot;Higher Performer&quot;;IF([.G66]=3;&quot;Satisfactory&quot;;IF([.G66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7</text:p>
          </table:table-cell>
          <table:table-cell office:value-type="string" table:style-name="ce2">
            <text:p>Employee 67</text:p>
          </table:table-cell>
          <table:table-cell office:value-type="string" table:style-name="ce2">
            <text:p>It Support</text:p>
          </table:table-cell>
          <table:table-cell office:value-type="string" table:style-name="ce2">
            <text:p>Devops Engineer</text:p>
          </table:table-cell>
          <table:table-cell office:value-type="float" office:value="50000" table:style-name="ce3">
            <text:p>50000.0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ership Essentials</text:p>
          </table:table-cell>
          <table:table-cell office:value-type="float" office:value="1000" table:formula="of:=VLOOKUP([.H67];['file:///C:/Users/raygr/Downloads/Employee%20and%20Training%20Performance.xlsx'#Training_Programme_Data.$B:.$E];3;FALSE)" table:style-name="ce2">
            <text:p>1000</text:p>
          </table:table-cell>
          <table:table-cell office:value-type="string" office:string-value="Leadership" table:formula="of:=VLOOKUP([.H67];['file:///C:/Users/raygr/Downloads/Employee%20and%20Training%20Performance.xlsx'#Training_Programme_Data.$B:.$E];2;FALSE)" table:style-name="ce2">
            <text:p>Leadership</text:p>
          </table:table-cell>
          <table:table-cell office:value-type="float" office:value="51000" table:formula="of:=[.E67]+[.I67]" table:style-name="ce2">
            <text:p>51000</text:p>
          </table:table-cell>
          <table:table-cell office:value-type="string" office:string-value="Satisfactory" table:formula="of:=IF([.G67]&gt;=4;&quot;Higher Performer&quot;;IF([.G67]=3;&quot;Satisfactory&quot;;IF([.G67]&lt;3;&quot;Needs Improvement&quot;)))" table:style-name="ce2">
            <text:p>Satisfactor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8</text:p>
          </table:table-cell>
          <table:table-cell office:value-type="string" table:style-name="ce2">
            <text:p>Employee 68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Technician</text:p>
          </table:table-cell>
          <table:table-cell office:value-type="float" office:value="25000" table:style-name="ce3">
            <text:p>25000.0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ata Analysis</text:p>
          </table:table-cell>
          <table:table-cell office:value-type="float" office:value="500" table:formula="of:=VLOOKUP([.H68];['file:///C:/Users/raygr/Downloads/Employee%20and%20Training%20Performance.xlsx'#Training_Programme_Data.$B:.$E];3;FALSE)" table:style-name="ce2">
            <text:p>500</text:p>
          </table:table-cell>
          <table:table-cell office:value-type="string" office:string-value="Technical" table:formula="of:=VLOOKUP([.H68];['file:///C:/Users/raygr/Downloads/Employee%20and%20Training%20Performance.xlsx'#Training_Programme_Data.$B:.$E];2;FALSE)" table:style-name="ce2">
            <text:p>Technical</text:p>
          </table:table-cell>
          <table:table-cell office:value-type="float" office:value="25500" table:formula="of:=[.E68]+[.I68]" table:style-name="ce2">
            <text:p>25500</text:p>
          </table:table-cell>
          <table:table-cell office:value-type="string" office:string-value="Needs Improvement" table:formula="of:=IF([.G68]&gt;=4;&quot;Higher Performer&quot;;IF([.G68]=3;&quot;Satisfactory&quot;;IF([.G68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69</text:p>
          </table:table-cell>
          <table:table-cell office:value-type="string" table:style-name="ce2">
            <text:p>Employee 69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Financial Analyst</text:p>
          </table:table-cell>
          <table:table-cell office:value-type="float" office:value="65000" table:style-name="ce3">
            <text:p>65000.0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69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69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65800" table:formula="of:=[.E69]+[.I69]" table:style-name="ce2">
            <text:p>65800</text:p>
          </table:table-cell>
          <table:table-cell office:value-type="string" office:string-value="Needs Improvement" table:formula="of:=IF([.G69]&gt;=4;&quot;Higher Performer&quot;;IF([.G69]=3;&quot;Satisfactory&quot;;IF([.G69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70</text:p>
          </table:table-cell>
          <table:table-cell office:value-type="string" table:style-name="ce2">
            <text:p>Employee 70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Seo Specialist</text:p>
          </table:table-cell>
          <table:table-cell office:value-type="float" office:value="25000" table:style-name="ce3">
            <text:p>25000.0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70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70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25800" table:formula="of:=[.E70]+[.I70]" table:style-name="ce2">
            <text:p>25800</text:p>
          </table:table-cell>
          <table:table-cell office:value-type="string" office:string-value="Needs Improvement" table:formula="of:=IF([.G70]&gt;=4;&quot;Higher Performer&quot;;IF([.G70]=3;&quot;Satisfactory&quot;;IF([.G70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71</text:p>
          </table:table-cell>
          <table:table-cell office:value-type="string" table:style-name="ce2">
            <text:p>Employee 71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Analyst</text:p>
          </table:table-cell>
          <table:table-cell office:value-type="float" office:value="45000" table:style-name="ce3">
            <text:p>45000.0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71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71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45800" table:formula="of:=[.E71]+[.I71]" table:style-name="ce2">
            <text:p>45800</text:p>
          </table:table-cell>
          <table:table-cell office:value-type="string" office:string-value="Needs Improvement" table:formula="of:=IF([.G71]&gt;=4;&quot;Higher Performer&quot;;IF([.G71]=3;&quot;Satisfactory&quot;;IF([.G71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72</text:p>
          </table:table-cell>
          <table:table-cell office:value-type="string" table:style-name="ce2">
            <text:p>Employee 72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Financial Analyst</text:p>
          </table:table-cell>
          <table:table-cell office:value-type="float" office:value="40000" table:style-name="ce3">
            <text:p>40000.0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72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72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40800" table:formula="of:=[.E72]+[.I72]" table:style-name="ce2">
            <text:p>40800</text:p>
          </table:table-cell>
          <table:table-cell office:value-type="string" office:string-value="Needs Improvement" table:formula="of:=IF([.G72]&gt;=4;&quot;Higher Performer&quot;;IF([.G72]=3;&quot;Satisfactory&quot;;IF([.G72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73</text:p>
          </table:table-cell>
          <table:table-cell office:value-type="string" table:style-name="ce2">
            <text:p>Employee 73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Technician</text:p>
          </table:table-cell>
          <table:table-cell office:value-type="float" office:value="35000" table:style-name="ce3">
            <text:p>35000.0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73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73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35600" table:formula="of:=[.E73]+[.I73]" table:style-name="ce2">
            <text:p>35600</text:p>
          </table:table-cell>
          <table:table-cell office:value-type="string" office:string-value="Needs Improvement" table:formula="of:=IF([.G73]&gt;=4;&quot;Higher Performer&quot;;IF([.G73]=3;&quot;Satisfactory&quot;;IF([.G73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74</text:p>
          </table:table-cell>
          <table:table-cell office:value-type="string" table:style-name="ce2">
            <text:p>Employee 74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Hr Specialist</text:p>
          </table:table-cell>
          <table:table-cell office:value-type="float" office:value="50000" table:style-name="ce3">
            <text:p>50000.0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gile Project Management</text:p>
          </table:table-cell>
          <table:table-cell office:value-type="float" office:value="800" table:formula="of:=VLOOKUP([.H74];['file:///C:/Users/raygr/Downloads/Employee%20and%20Training%20Performance.xlsx'#Training_Programme_Data.$B:.$E];3;FALSE)" table:style-name="ce2">
            <text:p>800</text:p>
          </table:table-cell>
          <table:table-cell office:value-type="string" office:string-value="Project Management" table:formula="of:=VLOOKUP([.H74];['file:///C:/Users/raygr/Downloads/Employee%20and%20Training%20Performance.xlsx'#Training_Programme_Data.$B:.$E];2;FALSE)" table:style-name="ce2">
            <text:p>Project Management</text:p>
          </table:table-cell>
          <table:table-cell office:value-type="float" office:value="50800" table:formula="of:=[.E74]+[.I74]" table:style-name="ce2">
            <text:p>50800</text:p>
          </table:table-cell>
          <table:table-cell office:value-type="string" office:string-value="Needs Improvement" table:formula="of:=IF([.G74]&gt;=4;&quot;Higher Performer&quot;;IF([.G74]=3;&quot;Satisfactory&quot;;IF([.G74]&lt;3;&quot;Needs Improvement&quot;)))" table:style-name="ce2">
            <text:p>Needs Improveme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075</text:p>
          </table:table-cell>
          <table:table-cell office:value-type="string" table:style-name="ce2">
            <text:p>Employee 75</text:p>
          </table:table-cell>
          <table:table-cell office:value-type="string" table:style-name="ce2">
            <text:p>Development</text:p>
          </table:table-cell>
          <table:table-cell office:value-type="string" table:style-name="ce2">
            <text:p>Technician</text:p>
          </table:table-cell>
          <table:table-cell office:value-type="float" office:value="30000" table:style-name="ce3">
            <text:p>30000.0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Excel</text:p>
          </table:table-cell>
          <table:table-cell office:value-type="float" office:value="600" table:formula="of:=VLOOKUP([.H75];['file:///C:/Users/raygr/Downloads/Employee%20and%20Training%20Performance.xlsx'#Training_Programme_Data.$B:.$E];3;FALSE)" table:style-name="ce2">
            <text:p>600</text:p>
          </table:table-cell>
          <table:table-cell office:value-type="string" office:string-value="Technical Tools" table:formula="of:=VLOOKUP([.H75];['file:///C:/Users/raygr/Downloads/Employee%20and%20Training%20Performance.xlsx'#Training_Programme_Data.$B:.$E];2;FALSE)" table:style-name="ce2">
            <text:p>Technical Tools</text:p>
          </table:table-cell>
          <table:table-cell office:value-type="float" office:value="30600" table:formula="of:=[.E75]+[.I75]" table:style-name="ce2">
            <text:p>30600</text:p>
          </table:table-cell>
          <table:table-cell office:value-type="string" office:string-value="Needs Improvement" table:formula="of:=IF([.G75]&gt;=4;&quot;Higher Performer&quot;;IF([.G75]=3;&quot;Satisfactory&quot;;IF([.G75]&lt;3;&quot;Needs Improvement&quot;)))" table:style-name="ce2">
            <text:p>Needs Improvement</text:p>
          </table:table-cell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</table:table>
      <table:table table:name="'file:///C:/Users/raygr/Downloads/Employee%20and%20Training%20Performance.xlsx'#Employee_Data_(2)" table:style-name="ta2">
        <table:table-source xlink:href="file:///C:/Users/raygr/Downloads/Employee%20and%20Training%20Performance.xlsx" table:table-name="Employee_Data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raygr/Downloads/Employee%20and%20Training%20Performance.xlsx'#Employee_Data" table:style-name="ta2">
        <table:table-source xlink:href="file:///C:/Users/raygr/Downloads/Employee%20and%20Training%20Performance.xlsx" table:table-name="Employee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raygr/Downloads/Employee%20and%20Training%20Performance.xlsx'#Training_Programme_Data" table:style-name="ta2">
        <table:table-source xlink:href="file:///C:/Users/raygr/Downloads/Employee%20and%20Training%20Performance.xlsx" table:table-name="Training_Programme_Data" table:mode="copy-results-only"/>
        <table:table-column/>
        <table:table-row>
          <table:table-cell/>
          <table:table-cell office:value-type="string" office:string-value="Course Name"/>
          <table:table-cell office:value-type="string" office:string-value="Course Category"/>
          <table:table-cell office:value-type="string" office:string-value="Cost (£)"/>
          <table:table-cell office:value-type="string" office:string-value="Duration (Days)"/>
          <table:table-cell table:number-columns-repeated="16379"/>
        </table:table-row>
        <table:table-row>
          <table:table-cell/>
          <table:table-cell office:value-type="string" office:string-value="Data Analysis"/>
          <table:table-cell office:value-type="string" office:string-value="Technical"/>
          <table:table-cell office:value-type="float" office:value="500"/>
          <table:table-cell office:value-type="float" office:value="2"/>
          <table:table-cell table:number-columns-repeated="16379"/>
        </table:table-row>
        <table:table-row>
          <table:table-cell/>
          <table:table-cell office:value-type="string" office:string-value="Agile Project Management"/>
          <table:table-cell office:value-type="string" office:string-value="Project Management"/>
          <table:table-cell office:value-type="float" office:value="800"/>
          <table:table-cell office:value-type="float" office:value="3"/>
          <table:table-cell table:number-columns-repeated="16379"/>
        </table:table-row>
        <table:table-row>
          <table:table-cell/>
          <table:table-cell office:value-type="string" office:string-value="Leadership Essentials"/>
          <table:table-cell office:value-type="string" office:string-value="Leadership"/>
          <table:table-cell office:value-type="float" office:value="1000"/>
          <table:table-cell office:value-type="float" office:value="3"/>
          <table:table-cell table:number-columns-repeated="16379"/>
        </table:table-row>
        <table:table-row>
          <table:table-cell/>
          <table:table-cell office:value-type="string" office:string-value="Advanced Excel"/>
          <table:table-cell office:value-type="string" office:string-value="Technical Tools"/>
          <table:table-cell office:value-type="float" office:value="600"/>
          <table:table-cell office:value-type="float" office:value="2"/>
          <table:table-cell table:number-columns-repeated="16379"/>
        </table:table-row>
        <table:table-row>
          <table:table-cell/>
          <table:table-cell office:value-type="string" office:string-value="Team Building"/>
          <table:table-cell office:value-type="string" office:string-value="Teamwork"/>
          <table:table-cell office:value-type="float" office:value="700"/>
          <table:table-cell office:value-type="float" office:value="1"/>
          <table:table-cell table:number-columns-repeated="16379"/>
        </table:table-row>
        <table:table-row table:number-rows-repeated="1048570">
          <table:table-cell table:number-columns-repeated="16379"/>
        </table:table-row>
      </table:table>
      <table:table table:name="'file:///C:/Users/raygr/Downloads/Employee%20and%20Training%20Performance.xlsx'#Pivot_Summary" table:style-name="ta2">
        <table:table-source xlink:href="file:///C:/Users/raygr/Downloads/Employee%20and%20Training%20Performance.xlsx" table:table-name="Pivot_Summ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raygr/Downloads/Employee%20and%20Training%20Performance.xlsx'#SUMMARY" table:style-name="ta2">
        <table:table-source xlink:href="file:///C:/Users/raygr/Downloads/Employee%20and%20Training%20Performance.xlsx" table:table-name="SUMM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raygr/Downloads/Employee%20and%20Training%20Performance.xlsx'#Dashboard" table:style-name="ta2">
        <table:table-source xlink:href="file:///C:/Users/raygr/Downloads/Employee%20and%20Training%20Performance.xlsx" table:table-name="Dashboar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raygr/Downloads/Employee%20and%20Training%20Performance.xlsx'#Bonus" table:style-name="ta2">
        <table:table-source xlink:href="file:///C:/Users/raygr/Downloads/Employee%20and%20Training%20Performance.xlsx" table:table-name="Bonu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Raymond Tetteh Menetey</meta:initial-creator>
    <dc:creator>Raymond Tetteh Menetey</dc:creator>
    <meta:creation-date>2025-03-19T00:45:42Z</meta:creation-date>
    <dc:date>2025-03-19T00:47:08Z</dc:date>
  </office:meta>
</office:document-meta>
</file>